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41ce"/>
    </style:style>
    <style:style style:name="P2" style:family="paragraph" style:parent-style-name="Standard">
      <style:text-properties officeooo:rsid="000e41ce" officeooo:paragraph-rsid="000e41ce"/>
    </style:style>
    <style:style style:name="P3" style:family="paragraph" style:parent-style-name="Standard">
      <style:text-properties officeooo:paragraph-rsid="000f8232"/>
    </style:style>
    <style:style style:name="P4" style:family="paragraph" style:parent-style-name="Standard">
      <style:text-properties officeooo:rsid="000f8232" officeooo:paragraph-rsid="000f8232"/>
    </style:style>
    <style:style style:name="P5" style:family="paragraph" style:parent-style-name="Standard">
      <style:text-properties officeooo:rsid="001091d9" officeooo:paragraph-rsid="001091d9"/>
    </style:style>
    <style:style style:name="T1" style:family="text">
      <style:text-properties officeooo:rsid="000e41ce"/>
    </style:style>
    <style:style style:name="T2" style:family="text">
      <style:text-properties officeooo:rsid="000f8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1] Opas: Monikulmiomallin väritys</text:p>
      <text:p text:style-name="P1"><text:a xlink:type="simple" xlink:href="https://bitbucket.org/yorak/n3dpk/wiki/Monikulmiomallin%20väritys" text:style-name="Internet_20_link" text:visited-style-name="Visited_20_Internet_20_Link"/></text:p>
      <text:p text:style-name="P1"><text:a xlink:type="simple" xlink:href="https://bitbucket.org/yorak/n3dpk/wiki/Monikulmiomallin%20väritys" text:style-name="Internet_20_link" text:visited-style-name="Visited_20_Internet_20_Link"><text:span text:style-name="T1">https://bitbucket.org/yorak/n3dpk/wiki/Monikulmiomallin%20v%C3%A4ritys</text:span></text:a></text:p>
      <text:p text:style-name="P1"/>
      <text:p text:style-name="P3"><text:span text:style-name="T2">[2] </text:span><text:bookmark text:name="eow-title"/>Blender game on Android (Nexus 5) </text:p>
      <text:p text:style-name="P3"/>
      <text:p text:style-name="P3">miten pelit saa sitten kauppaan... No, Androidilla pitäisi ainakin onnistua <text:span text:style-name="T2">[haettu 30.9.2015]</text:span>:</text:p>
      <text:p text:style-name="Standard"><text:a xlink:type="simple" xlink:href="https://www.youtube.com/watch?v=OnMRSYCB2Us" office:target-frame-name="_blank" xlink:show="new" text:style-name="Internet_20_link" text:visited-style-name="Visited_20_Internet_20_Link">https://www.youtube.com/watch?</text:a></text:p>
      <text:p text:style-name="P4"/>
      <text:p text:style-name="P5">[3] Python3 -perusharkkoja <text:a xlink:type="simple" xlink:href="http://www.estudo.fi/" text:style-name="Internet_20_link" text:visited-style-name="Visited_20_Internet_20_Link">www.estudo.fi</text:a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8:22.669753157</meta:creation-date>
    <meta:generator>LibreOffice/5.0.2.2$Linux_X86_64 LibreOffice_project/00m0$Build-2</meta:generator>
    <dc:date>2015-10-11T15:02:11.238659681</dc:date>
    <meta:editing-duration>PT12M4S</meta:editing-duration>
    <meta:editing-cycles>3</meta:editing-cycles>
    <meta:document-statistic meta:table-count="0" meta:image-count="0" meta:object-count="0" meta:page-count="1" meta:paragraph-count="6" meta:word-count="29" meta:character-count="307" meta:non-whitespace-character-count="283"/>
  </office:meta>
</office:document-meta>
</file>